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mmediate ^ important&lt;</text:p>
          </table:table-cell>
          <table:table-cell office:value-type="string">
            <text:p>pet mess</text:p>
          </table:table-cell>
          <table:table-cell office:value-type="string">
            <text:p>Dishes </text:p>
          </table:table-cell>
          <table:table-cell office:value-type="string">
            <text:p>take out garbage</text:p>
          </table:table-cell>
          <table:table-cell office:value-type="string">
            <text:p>sweep</text:p>
          </table:table-cell>
          <table:table-cell office:value-type="string">
            <text:p>laundry</text:p>
          </table:table-cell>
          <table:table-cell office:value-type="string">
            <text:p>floor</text:p>
          </table:table-cell>
          <table:table-cell office:value-type="string">
            <text:p>unpack</text:p>
          </table:table-cell>
          <table:table-cell office:value-type="string">
            <text:p>organize bedroom</text:p>
          </table:table-cell>
          <table:table-cell office:value-type="string">
            <text:p>organize bathroom closet</text:p>
          </table:table-cell>
        </table:table-row>
        <table:table-row table:style-name="ro2">
          <table:table-cell office:value-type="string">
            <text:p>pet mess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office:value-type="string">
            <text:p>sweep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 office:value-type="string">
            <text:p>laundr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office:value-type="string">
            <text:p>take out garbag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floor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ishes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unpack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organize bedroom</text:p>
          </table:table-cell>
          <table:table-cell table:number-columns-repeated="7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organize bathroom closet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th </meta:initial-creator>
    <meta:creation-date>2014-05-28T14:48:48</meta:creation-date>
    <dc:date>2014-05-28T22:03:47</dc:date>
    <dc:creator>Seth </dc:creator>
    <meta:editing-duration>PT6H44M38S</meta:editing-duration>
    <meta:editing-cycles>4</meta:editing-cycles>
    <meta:generator>LibreOffice/3.5$Linux_x86 LibreOffice_project/350m1$Build-2</meta:generator>
    <meta:document-statistic meta:table-count="3" meta:cell-count="28" meta:object-count="0"/>
  </office:meta>
</office:document-meta>
</file>